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7" office:value-type="float" office:value="8071">
            <text:p>8071</text:p>
          </table:table-cell>
          <table:table-cell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2">
            <text:p>811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Well, SQL not checked, since it comes from the installer XML fil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style-name="ce7" office:value-type="float" office:value="8121">
            <text:p>8121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8117">
            <text:p>8117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8121">
            <text:p>8121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8117">
            <text:p>8117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20.07.2007</text:date>, <text:time>18:0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20T18:03:02</dc:date>
    <dc:language>de-DE</dc:language>
    <meta:editing-cycles>204</meta:editing-cycles>
    <meta:editing-duration>P11DT10H50M57S</meta:editing-duration>
    <meta:user-defined meta:name="Info 1"/>
    <meta:user-defined meta:name="Info 2"/>
    <meta:user-defined meta:name="Info 3"/>
    <meta:user-defined meta:name="Info 4"/>
    <meta:document-statistic meta:table-count="3" meta:cell-count="5151"/>
  </office:meta>
</office:document-meta>
</file>